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ésultats" style:family="table">
      <style:table-properties style:width="17cm" table:align="margins"/>
    </style:style>
    <style:style style:name="Résultats.A" style:family="table-column">
      <style:table-column-properties style:column-width="5.667cm" style:rel-column-width="21845*"/>
    </style:style>
    <style:style style:name="Résultats.A1" style:family="table-cell">
      <style:table-cell-properties fo:padding="0.097cm" fo:border-left="0.05pt solid #000000" fo:border-right="none" fo:border-top="0.05pt solid #000000" fo:border-bottom="0.05pt solid #000000"/>
    </style:style>
    <style:style style:name="Résultats.C1" style:family="table-cell">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51cm" style:rel-column-width="16384*"/>
    </style:style>
    <style:style style:name="Tableau1.B" style:family="table-column">
      <style:table-column-properties style:column-width="4.249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000000" fo:padding="0.097cm" fo:border-left="0.05pt solid #000000" fo:border-right="none" fo:border-top="none" fo:border-bottom="0.05pt solid #000000">
        <style:background-image/>
      </style:table-cell-properties>
    </style:style>
    <style:style style:name="Tableau1.D2" style:family="table-cell">
      <style:table-cell-properties fo:padding="0.097cm" fo:border-left="0.05pt solid #000000" fo:border-right="0.05pt solid #000000"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D4"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color="#004586" officeooo:rsid="00176f1e" officeooo:paragraph-rsid="00176f1e"/>
    </style:style>
    <style:style style:name="P2" style:family="paragraph" style:parent-style-name="Text_20_body">
      <style:text-properties officeooo:rsid="001baf0d" officeooo:paragraph-rsid="001baf0d"/>
    </style:style>
    <style:style style:name="P3" style:family="paragraph" style:parent-style-name="Text_20_body">
      <style:text-properties fo:color="#004586" officeooo:rsid="001a4cd3" officeooo:paragraph-rsid="001a4cd3"/>
    </style:style>
    <style:style style:name="P4" style:family="paragraph" style:parent-style-name="Text_20_body">
      <style:text-properties fo:color="#004586" officeooo:rsid="001baf0d" officeooo:paragraph-rsid="001baf0d"/>
    </style:style>
    <style:style style:name="P5" style:family="paragraph" style:parent-style-name="Text_20_body">
      <style:text-properties officeooo:rsid="001d5ad6" officeooo:paragraph-rsid="001d72e4"/>
    </style:style>
    <style:style style:name="P6" style:family="paragraph" style:parent-style-name="Text_20_body">
      <style:text-properties fo:color="#000000" fo:font-style="italic" officeooo:rsid="001d5ad6" officeooo:paragraph-rsid="001d5ad6" style:font-style-asian="italic" style:font-style-complex="italic"/>
    </style:style>
    <style:style style:name="P7" style:family="paragraph" style:parent-style-name="Text_20_body">
      <style:text-properties officeooo:rsid="001d72e4" officeooo:paragraph-rsid="001d72e4"/>
    </style:style>
    <style:style style:name="P8" style:family="paragraph" style:parent-style-name="Header">
      <style:paragraph-properties fo:text-align="center" style:justify-single-word="false"/>
      <style:text-properties fo:font-style="normal" fo:font-weight="bold" officeooo:rsid="000bc1cd" officeooo:paragraph-rsid="000bc1cd" style:font-style-asian="normal" style:font-weight-asian="bold" style:font-style-complex="normal" style:font-weight-complex="bold"/>
    </style:style>
    <style:style style:name="P9" style:family="paragraph" style:parent-style-name="Table_20_Contents">
      <style:text-properties officeooo:rsid="000cbc3d" officeooo:paragraph-rsid="000cbc3d"/>
    </style:style>
    <style:style style:name="P10" style:family="paragraph" style:parent-style-name="Table_20_Contents">
      <style:text-properties officeooo:rsid="000cbc3d" officeooo:paragraph-rsid="000fbe8d"/>
    </style:style>
    <style:style style:name="P11" style:family="paragraph" style:parent-style-name="Table_20_Contents">
      <style:text-properties officeooo:rsid="000cbc3d" officeooo:paragraph-rsid="001237de"/>
    </style:style>
    <style:style style:name="P12" style:family="paragraph" style:parent-style-name="Table_20_Contents">
      <style:text-properties officeooo:rsid="000de6f7" officeooo:paragraph-rsid="000de6f7"/>
    </style:style>
    <style:style style:name="P13" style:family="paragraph" style:parent-style-name="Table_20_Contents">
      <style:text-properties officeooo:rsid="000fbe8d" officeooo:paragraph-rsid="000fbe8d"/>
    </style:style>
    <style:style style:name="P14" style:family="paragraph" style:parent-style-name="Table_20_Contents">
      <style:text-properties officeooo:rsid="00100b3a" officeooo:paragraph-rsid="00100b3a"/>
    </style:style>
    <style:style style:name="P15" style:family="paragraph" style:parent-style-name="Table_20_Contents">
      <style:text-properties officeooo:rsid="001237de" officeooo:paragraph-rsid="001237de"/>
    </style:style>
    <style:style style:name="P16" style:family="paragraph" style:parent-style-name="Table_20_Contents">
      <style:text-properties style:font-name="Liberation Sans"/>
    </style:style>
    <style:style style:name="P17" style:family="paragraph" style:parent-style-name="Table_20_Contents">
      <style:text-properties style:font-name="Liberation Sans" officeooo:rsid="001237de" officeooo:paragraph-rsid="001237de"/>
    </style:style>
    <style:style style:name="P18" style:family="paragraph" style:parent-style-name="Table_20_Contents">
      <style:text-properties style:font-name="Liberation Sans" officeooo:rsid="000cbc3d" officeooo:paragraph-rsid="00153615"/>
    </style:style>
    <style:style style:name="P19" style:family="paragraph" style:parent-style-name="Table_20_Contents">
      <style:text-properties style:font-name="Liberation Sans" officeooo:rsid="00153615" officeooo:paragraph-rsid="00153615"/>
    </style:style>
    <style:style style:name="P20" style:family="paragraph" style:parent-style-name="Table_20_Contents">
      <style:text-properties fo:color="#004586" style:font-name="Liberation Sans" officeooo:rsid="001237de" officeooo:paragraph-rsid="001237de"/>
    </style:style>
    <style:style style:name="P21" style:family="paragraph" style:parent-style-name="Table_20_Contents">
      <style:text-properties officeooo:rsid="0013583c" officeooo:paragraph-rsid="0013583c"/>
    </style:style>
    <style:style style:name="P22" style:family="paragraph" style:parent-style-name="Table_20_Contents">
      <style:text-properties fo:color="#000000" style:font-name="Liberation Sans" officeooo:rsid="001237de" officeooo:paragraph-rsid="00153615"/>
    </style:style>
    <style:style style:name="P23" style:family="paragraph" style:parent-style-name="Table_20_Contents">
      <style:paragraph-properties fo:background-color="#000000">
        <style:background-image/>
      </style:paragraph-properties>
      <style:text-properties style:font-name="Liberation Sans"/>
    </style:style>
    <style:style style:name="P24" style:family="paragraph" style:parent-style-name="Heading_20_2">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d72e4" style:font-style-asian="normal" style:font-style-complex="normal"/>
    </style:style>
    <style:style style:name="T3" style:family="text">
      <style:text-properties fo:font-style="italic" fo:font-weight="bold" officeooo:rsid="000bc1c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0cbc3d"/>
    </style:style>
    <style:style style:name="T7" style:family="text">
      <style:text-properties officeooo:rsid="000fbe8d"/>
    </style:style>
    <style:style style:name="T8" style:family="text">
      <style:text-properties officeooo:rsid="00100b3a"/>
    </style:style>
    <style:style style:name="T9" style:family="text">
      <style:text-properties officeooo:rsid="0013583c"/>
    </style:style>
    <style:style style:name="T10" style:family="text">
      <style:text-properties officeooo:rsid="00153615"/>
    </style:style>
    <style:style style:name="T11" style:family="text">
      <style:text-properties officeooo:rsid="001585dc"/>
    </style:style>
    <style:style style:name="T12" style:family="text">
      <style:text-properties fo:color="#004586"/>
    </style:style>
    <style:style style:name="T13" style:family="text">
      <style:text-properties fo:color="#004586" officeooo:rsid="00176f1e"/>
    </style:style>
    <style:style style:name="T14" style:family="text">
      <style:text-properties fo:color="#004586" officeooo:rsid="00195a49"/>
    </style:style>
    <style:style style:name="T15" style:family="text">
      <style:text-properties fo:color="#004586" style:text-position="super 58%" fo:font-size="14pt" officeooo:rsid="00195a49" style:font-size-asian="14pt" style:font-size-complex="14pt"/>
    </style:style>
    <style:style style:name="T16" style:family="text">
      <style:text-properties fo:color="#004586" officeooo:rsid="001a4cd3"/>
    </style:style>
    <style:style style:name="T17" style:family="text">
      <style:text-properties fo:color="#004586" fo:font-style="italic" style:font-style-asian="italic" style:font-style-complex="italic"/>
    </style:style>
    <style:style style:name="T18" style:family="text">
      <style:text-properties fo:color="#004586" officeooo:rsid="001d5ad6"/>
    </style:style>
    <style:style style:name="T19" style:family="text">
      <style:text-properties fo:color="#004586" fo:font-style="normal" style:font-style-asian="normal" style:font-style-complex="normal"/>
    </style:style>
    <style:style style:name="T20" style:family="text">
      <style:text-properties fo:color="#004586" fo:font-style="normal" officeooo:rsid="001d72e4" style:font-style-asian="normal" style:font-style-complex="normal"/>
    </style:style>
    <style:style style:name="T21" style:family="text">
      <style:text-properties fo:color="#004586" fo:font-weight="bold" style:font-weight-asian="bold" style:font-weight-complex="bold"/>
    </style:style>
    <style:style style:name="T22" style:family="text">
      <style:text-properties fo:color="#004586" fo:font-weight="normal" style:font-weight-asian="normal" style:font-weight-complex="normal"/>
    </style:style>
    <style:style style:name="T23" style:family="text">
      <style:text-properties officeooo:rsid="001baf0d"/>
    </style:style>
    <style:style style:name="T24" style:family="text">
      <style:text-properties officeooo:rsid="001d72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projet</text:h>
      <text:p text:style-name="Standard"><text:tab/><text:span text:style-name="T13">Le projet est basé sur l'analyse de photos de paysages prises par un drone afin de se situer.</text:span></text:p>
      <text:p text:style-name="P1">Il doit <text:s/>être capable de savoir s'il survole une zone terrestre ou maritime. Nous devons donc choisir entre deux noyaux, gaussien ou polynomial, pour notre algorithme et entre deux types de données, des images vectorisées ou des histogrammes d'images. En testant les différentes combinaisons nous seront à même de déterminer le modèle (noyau + type de données) le plus efficace.</text:p>
      <text:p text:style-name="Standard"/>
      <text:h text:style-name="Heading_20_1" text:outline-level="1">Les fonctions</text:h>
      <text:p text:style-name="Text_20_body"><text:tab/><text:span text:style-name="T18">Toutes les fonctions demandées ont été produites et testées. Elle fonctionnent bien et sont utilisables pour tous les modèles avec parfois une distinction entre le noyau gaussien et le noyau polynomial.</text:span></text:p>
      <text:p text:style-name="P5"><text:span text:style-name="T12">Nous avons donc appliqué les formules</text:span><text:span text:style-name="T21"> </text:span><text:span text:style-name="T22">pour les noyaux</text:span><text:span text:style-name="T12"> :</text:span></text:p>
      <text:p text:style-name="P6">exp(-linalg.norm(array(v1) - array(v2))**2 / (2. *(sigma**2))) <text:span text:style-name="T19">pour le noyau gaussien qui peut aussi s'écrire :</text:span> exp(- dot(array(v1) - array(v2), array(v1) - array(v2)) / (2. * sigma**2)). <text:span text:style-name="T19">Le coefficient 2 du dénominateur n'était pas précisé dans l'énoncé mais après des recherches </text:span><text:span text:style-name="T20">menées pour trouver un bug nous sommes tombés sur la formule originale. Nous l'avons donc rajouté même s'il ne change rien aux résultats.</text:span></text:p>
      <text:p text:style-name="P7"><text:span text:style-name="T4">(1 + dot(v1, v2)) ** k</text:span> <text:span text:style-name="T12">pour le noyau polynomial.</text:span></text:p>
      <text:p text:style-name="P7"/>
      <text:p text:style-name="P7"><text:span text:style-name="T12"/></text:p>
      <text:h text:style-name="Heading_20_1" text:outline-level="1">Utilisation</text:h>
      <text:p text:style-name="Text_20_body"><text:tab/><text:span text:style-name="T16">Le code que nous avons implémenté se trouve dans 4 fichiers différents :</text:span></text:p>
      <text:p text:style-name="P3"><text:span text:style-name="T4">image.py</text:span> : c'est ici qu'on lit les images des dossier Mer et Ailleurs et qu'on les renvoi dans un tableau sous forme de vecteurs ou histogrammes.</text:p>
      <text:p text:style-name="P3"><text:span text:style-name="T4">noyau.py</text:span> : on y trouve les deux fonctions noyau ainsi que la fonction computeGram qui renvoi une matrice.</text:p>
      <text:p text:style-name="P3"><text:span text:style-name="T4">perceptron.py</text:span> : <text:span text:style-name="T23">contient les algorithmes d'apprentissage et de prédiction du perceptron à noyau ainsi que les fonctions de recherche du meilleur hyper-paramètre et de calcul de l'erreur moyenne.</text:span></text:p>
      <text:p text:style-name="P4"><text:span text:style-name="T4">main.py</text:span> : fichier main du programme. Après deux questions il exécute le programme qui affiche entre autres le résultat de la prédiction de l'échantillon test et l'erreur moyenne.</text:p>
      <text:p text:style-name="P2"><text:tab/><text:span text:style-name="T12">Il suffit donc de lancer le fichier </text:span><text:span text:style-name="T17">main.py</text:span><text:span text:style-name="T12"> qui vous demandera de choisir les paramètres voulut. Il n'y a plus qu'à attendre</text:span></text:p>
      <text:h text:style-name="Heading_20_1" text:outline-level="1"><text:soft-page-break/>Les résultats</text:h>
      <text:p text:style-name="Standard"/>
      <text:p text:style-name="Standard"><text:tab/><text:span text:style-name="T14">Tout d'abord, nous n'avons pas réussi à faire fonctionner le modèle « Gaussien + Histogramme ». Aucun des hyper-paramètres testés (de 10</text:span><text:span text:style-name="T15">-6</text:span><text:span text:style-name="T14"> <text:s/>à 10⁶ ) n'a donné de résultat significatif : au mieux nous avions un tableau de '1'.</text:span></text:p>
      <text:p text:style-name="Standard"/>
      <table:table table:name="Résultats" table:style-name="Résultats">
        <table:table-column table:style-name="Résultats.A" table:number-columns-repeated="3"/>
        <table:table-row>
          <table:table-cell table:style-name="Résultats.A1" office:value-type="string">
            <text:p text:style-name="Table_20_Contents"/>
          </table:table-cell>
          <table:table-cell table:style-name="Résultats.A1" office:value-type="string">
            <text:p text:style-name="P9">Meilleur hyperparamètre</text:p>
          </table:table-cell>
          <table:table-cell table:style-name="Résultats.C1" office:value-type="string">
            <text:p text:style-name="P10">Erreur réelle estimée <text:span text:style-name="T7">(valeur minimale trouvée)</text:span></text:p>
          </table:table-cell>
        </table:table-row>
        <table:table-row>
          <table:table-cell table:style-name="Résultats.A2" office:value-type="string">
            <text:p text:style-name="P9">Noyau Gaussien + Vecteur</text:p>
          </table:table-cell>
          <table:table-cell table:style-name="Résultats.A2" office:value-type="string">
            <text:p text:style-name="P13">Compris entre 1000 et 20 000, <text:span text:style-name="T8">multiple de 1000</text:span></text:p>
          </table:table-cell>
          <table:table-cell table:style-name="Résultats.C2" office:value-type="string">
            <text:p text:style-name="P13">0.132 </text:p>
          </table:table-cell>
        </table:table-row>
        <table:table-row>
          <table:table-cell table:style-name="Résultats.A2" office:value-type="string">
            <text:p text:style-name="P9">Noyau Gaussien </text:p>
            <text:p text:style-name="P9">+ Histogramme</text:p>
          </table:table-cell>
          <table:table-cell table:style-name="Résultats.A2" office:value-type="string">
            <text:p text:style-name="P12">Aucun hyperparamètre valide trouvé</text:p>
          </table:table-cell>
          <table:table-cell table:style-name="Résultats.C2" office:value-type="string">
            <text:p text:style-name="Table_20_Contents">//</text:p>
          </table:table-cell>
        </table:table-row>
        <table:table-row>
          <table:table-cell table:style-name="Résultats.A2" office:value-type="string">
            <text:p text:style-name="P9">Noyau Polynomial + Vecteur</text:p>
          </table:table-cell>
          <table:table-cell table:style-name="Résultats.A2" office:value-type="string">
            <text:p text:style-name="P13">Compris entre 1 et 10</text:p>
          </table:table-cell>
          <table:table-cell table:style-name="Résultats.C2" office:value-type="string">
            <text:p text:style-name="P13">0.171</text:p>
          </table:table-cell>
        </table:table-row>
        <table:table-row>
          <table:table-cell table:style-name="Résultats.A2" office:value-type="string">
            <text:p text:style-name="P9">Noyau Polynomial + Histogramme</text:p>
          </table:table-cell>
          <table:table-cell table:style-name="Résultats.A2" office:value-type="string">
            <text:p text:style-name="P13">Compris entre 1 et 10</text:p>
          </table:table-cell>
          <table:table-cell table:style-name="Résultats.C2" office:value-type="string">
            <text:p text:style-name="P14">0.2</text:p>
          </table:table-cell>
        </table:table-row>
      </table:table>
      <text:p text:style-name="Standard"/>
      <text:p text:style-name="Standard"/>
      <text:h text:style-name="P24" text:outline-level="2">Noyau Gaussien + Vecteur</text:h>
      <text:p text:style-name="P11"/>
      <text:p text:style-name="P15">Erreurs :</text:p>
      <text:p text:style-name="P15">[ 0.21428571 <text:s/>0.28571429 <text:s/>0.14285714 <text:s/>0.14285714 <text:s/>0.14285714 <text:s/>0.07142857</text:p>
      <text:p text:style-name="P15"><text:s text:c="2"/>0.07142857 <text:s/>0.07142857 <text:s/>0.14285714 <text:s/>0.07142857 <text:s/>0.14285714 <text:s/>0.14285714</text:p>
      <text:p text:style-name="P15"><text:s text:c="2"/>0.14285714 <text:s/>0.14285714 <text:s/>0. <text:s text:c="9"/>0.14285714 <text:s/>0.14285714 <text:s/>0.14285714</text:p>
      <text:p text:style-name="P15"><text:s text:c="2"/>0.14285714 <text:s/>0.14285714]</text:p>
      <text:p text:style-name="P15">Erreur moyenne: 0.132142857143</text:p>
      <text:p text:style-name="P15">Best hyperparametre = 15000</text:p>
      <text:p text:style-name="P15">Vecteur: kernel = &lt;function noyauGaussien at 0xb5dd517c&gt; <text:s/>h = 15000</text:p>
      <text:p text:style-name="P15">Classes predites: </text:p>
      <text:p text:style-name="P15">[-1. -1. -1. <text:s/>1. -1. <text:s/>1. <text:s/>1. <text:s/>1. <text:s/>1. -1. <text:s/>1. -1. -1. <text:s/>1. <text:s/>1. -1. <text:s/>1. <text:s/>1.</text:p>
      <text:p text:style-name="P15"><text:s/>-1. -1. <text:s/>1. <text:s/>1. -1. -1. <text:s/>1. <text:s/>1. -1. -1. <text:s/>1. <text:s/>1. <text:s/>1. -1. -1. -1. <text:s/>1. <text:s/>1.]</text:p>
      <text:p text:style-name="P11"/>
      <text:h text:style-name="P24" text:outline-level="2">Noyau Polynomial + Vecteur</text:h>
      <text:p text:style-name="P11"/>
      <text:p text:style-name="P15">Erreurs :</text:p>
      <text:p text:style-name="P15">[ 0.14285714 <text:s/>0.14285714 <text:s/>0.14285714 <text:s/>0.14285714 <text:s/>0.14285714 <text:s/>0.21428571</text:p>
      <text:p text:style-name="P15"><text:s text:c="2"/>0.07142857 <text:s/>0.14285714 <text:s/>0.21428571 <text:s/>0.35714286]</text:p>
      <text:p text:style-name="P15">Erreur moyenne: 0.171428571429</text:p>
      <text:p text:style-name="P15">Best hyperparametre = 7.0</text:p>
      <text:p text:style-name="P15">Vecteur: kernel = &lt;function noyauPolynomial at 0xb5dcb10c&gt; <text:s/>h = 7.0</text:p>
      <text:p text:style-name="P15">Classes predites: </text:p>
      <text:p text:style-name="P21">[-1. -1. <text:s/>1. <text:s/>1. -1. -1. <text:s/>1. <text:s/>1. <text:s/>1. -1. <text:s/>1. -1. -1. <text:s/>1. <text:s/>1. -1. <text:s/>1. <text:s/>1.</text:p>
      <text:p text:style-name="P21"><text:s/>-1. -1. <text:s/>1. <text:s/>1. -1. -1. <text:s/>1. <text:s/>1. <text:s/>1. <text:s/>1. <text:s/>1. <text:s/>1. <text:s/>1. -1. -1. -1. <text:s/>1. <text:s/>1.]</text:p>
      <text:p text:style-name="P11"><text:soft-page-break/></text:p>
      <text:p text:style-name="P11"/>
      <text:h text:style-name="P24" text:outline-level="2">Noyau Polynomial + Histogramme</text:h>
      <text:p text:style-name="P11"/>
      <text:p text:style-name="P15">Erreurs :</text:p>
      <text:p text:style-name="P15">[ 0.28571429 <text:s/>0.28571429 <text:s/>0.28571429 <text:s/>0.21428571 <text:s/>0.21428571 <text:s/>0.14285714</text:p>
      <text:p text:style-name="P15"><text:s text:c="2"/>0.14285714 <text:s/>0.14285714 <text:s/>0.14285714 <text:s/>0.14285714]</text:p>
      <text:p text:style-name="P15">Erreur moyenne: 0.2</text:p>
      <text:p text:style-name="P15">Best hyperparametre = 6.0</text:p>
      <text:p text:style-name="P15">Histogramme: kernel = &lt;function noyauPolynomial at 0xb5dcd10c&gt; <text:s/>h = 6.0</text:p>
      <text:p text:style-name="P15">Classes predites: </text:p>
      <text:p text:style-name="P15">[-1. <text:s/>1. <text:s/>1. <text:s/>1. -1. <text:s/>1. <text:s/>1. <text:s/>1. <text:s/>1. <text:s/>1. <text:s/>1. <text:s/>1. -1. <text:s/>1. <text:s/>1. -1. <text:s/>1. <text:s/>1.</text:p>
      <text:p text:style-name="P15"><text:s text:c="2"/>1. -1. -1. <text:s/>1. <text:s/>1. -1. -1. <text:s/>1. <text:s/>1. -1. <text:s/>1. <text:s/>1. <text:s/>1. -1. <text:s/>1. -1. <text:s/>1. <text:s/>1.]</text:p>
      <text:p text:style-name="P15"/>
      <text:p text:style-name="P15"/>
      <text:p text:style-name="P20"><text:tab/>Selon les résultats des erreur<text:span text:style-name="T9">s</text:span> renvoyées, le modèle « <text:span text:style-name="T6">Noyau Gaussien + Vecteur » </text:span>semble le plus efficace. <text:span text:style-name="T11">Il ne varie pas d'un test à un autre et sa moyenne d'erreur est la plus basse, voire très basse selon le test ci-dessous.</text:span></text:p>
      <text:p text:style-name="P20"/>
      <text:p text:style-name="P20">Les 2 modèles à vecteurs sont en général similaires, il n'y a que 2 à 5 photos qui n'ont pas la même classe.</text:p>
      <text:p text:style-name="P20">Ensuite, il y a toujours une dizaine de différences entre les modèles qui utilisent le noyau polynomial <text:span text:style-name="T10">ainsi que pour les 2 modèles qui n'ont pas de paramètre en communs.</text:span></text:p>
      <text:p text:style-name="P20"/>
      <table:table table:name="Tableau1" table:style-name="Tableau1">
        <table:table-column table:style-name="Tableau1.A"/>
        <table:table-column table:style-name="Tableau1.B"/>
        <table:table-column table:style-name="Tableau1.A" table:number-columns-repeated="2"/>
        <table:table-row>
          <table:table-cell table:style-name="Tableau1.A1" office:value-type="string">
            <text:p text:style-name="P16"/>
          </table:table-cell>
          <table:table-cell table:style-name="Tableau1.A1" office:value-type="string">
            <text:p text:style-name="P18">Noyau Gaussien + Vecteur</text:p>
          </table:table-cell>
          <table:table-cell table:style-name="Tableau1.A1" office:value-type="string">
            <text:p text:style-name="P18">Noyau Polynomial + Vecteur</text:p>
          </table:table-cell>
          <table:table-cell table:style-name="Tableau1.D1" office:value-type="string">
            <text:p text:style-name="P18">Noyau Polynomial + Histogramme</text:p>
          </table:table-cell>
        </table:table-row>
        <table:table-row>
          <table:table-cell table:style-name="Tableau1.A2" office:value-type="string">
            <text:p text:style-name="P18">Noyau Gaussien + Vecteur</text:p>
          </table:table-cell>
          <table:table-cell table:style-name="Tableau1.B2" office:value-type="string">
            <text:p text:style-name="P16"/>
          </table:table-cell>
          <table:table-cell table:style-name="Tableau1.A2" office:value-type="string">
            <text:p text:style-name="P22">2 à 5</text:p>
          </table:table-cell>
          <table:table-cell table:style-name="Tableau1.D3" office:value-type="string">
            <text:p text:style-name="P19">Une dizaine</text:p>
          </table:table-cell>
        </table:table-row>
        <table:table-row>
          <table:table-cell table:style-name="Tableau1.A2" office:value-type="string">
            <text:p text:style-name="P18">Noyau Polynomial + Vecteur</text:p>
          </table:table-cell>
          <table:table-cell table:style-name="Tableau1.A2" office:value-type="string">
            <text:p text:style-name="P16"/>
          </table:table-cell>
          <table:table-cell table:style-name="Tableau1.B2" office:value-type="string">
            <text:p text:style-name="P23"/>
          </table:table-cell>
          <table:table-cell table:style-name="Tableau1.D3" office:value-type="string">
            <text:p text:style-name="P19">Une dizaine</text:p>
          </table:table-cell>
        </table:table-row>
        <table:table-row>
          <table:table-cell table:style-name="Tableau1.A2" office:value-type="string">
            <text:p text:style-name="P18">Noyau Polynomial + Histogramme</text:p>
          </table:table-cell>
          <table:table-cell table:style-name="Tableau1.A2" office:value-type="string">
            <text:p text:style-name="P16"/>
          </table:table-cell>
          <table:table-cell table:style-name="Tableau1.A2" office:value-type="string">
            <text:p text:style-name="P16"/>
          </table:table-cell>
          <table:table-cell table:style-name="Tableau1.D4" office:value-type="string">
            <text:p text:style-name="P16"><text:s/></text:p>
          </table:table-cell>
        </table:table-row>
      </table:table>
      <text:p text:style-name="P17"/>
      <text:p text:style-name="P17"/>
      <text:p text:style-name="P20">Cas d'application du modèle « <text:span text:style-name="T6">Noyau Gaussien + Vecteur » </text:span>assez improbable que nous avons eu lors des tests :</text:p>
      <text:p text:style-name="P17"/>
      <text:p text:style-name="P17">Erreurs :</text:p>
      <text:p text:style-name="P17">[ 0. <text:s text:c="9"/>0.07142857 <text:s/>0. <text:s text:c="9"/>0. <text:s text:c="9"/>0. <text:s text:c="9"/>0.</text:p>
      <text:p text:style-name="P17"><text:s text:c="2"/>0.07142857 <text:s/>0.07142857 <text:s/>0. <text:s text:c="9"/>0. <text:s text:c="9"/>0. <text:s text:c="9"/>0. <text:s text:c="9"/>0.</text:p>
      <text:p text:style-name="P17"><text:s text:c="2"/>0. <text:s text:c="9"/>0. <text:s text:c="9"/>0. <text:s text:c="9"/>0. <text:s text:c="9"/>0. <text:s text:c="9"/>0. <text:s text:c="9"/>0. <text:s text:c="7"/>]</text:p>
      <text:p text:style-name="P17">Erreur moyenne: 0.0107142857143</text:p>
      <text:p text:style-name="P17">Best hyperparametre = 1000</text:p>
      <text:p text:style-name="P17">Vecteur: kernel = &lt;function noyauGaussien at 0xb5dff17c&gt; <text:s/>h = 1000</text:p>
      <text:p text:style-name="P17">Classes predites: </text:p>
      <text:p text:style-name="P17"><text:soft-page-break/>[-1. -1. <text:s/>1. <text:s/>1. -1. <text:s/>1. <text:s/>1. <text:s/>1. <text:s/>1. -1. <text:s/>1. -1. -1. <text:s/>1. <text:s/>1. -1. <text:s/>1. <text:s/>1.</text:p>
      <text:p text:style-name="P17"><text:s/>-1. <text:s/>1. <text:s/>1. <text:s/>1. -1. -1. <text:s/>1. <text:s/>1. -1. -1. <text:s/>1. <text:s/>1. <text:s/>1. -1. -1. -1. <text:s/>1. <text:s/>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normal" fo:font-weight="bold" officeooo:rsid="000bc1cd" officeooo:paragraph-rsid="000bc1cd" style:font-style-asian="normal" style:font-weight-asian="bold" style:font-style-complex="normal" style:font-weight-complex="bold"/>
    </style:style>
    <style:style style:name="MT1" style:family="text">
      <style:text-properties fo:font-style="italic" fo:font-weight="bold" officeooo:rsid="000bc1c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AA<text:tab/><text:tab/>Compte rendu du projet</text:p>
      </style:header>
      <style:footer>
        <text:p text:style-name="Footer"><text:tab/><text:tab/><text:span text:style-name="MT1">Sarah BOUKRIS &amp; Ismaël CUSSA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7:15:02.751090829</meta:creation-date>
    <dc:date>2015-01-04T15:48:09.423679997</dc:date>
    <meta:editing-duration>PT15H25M37S</meta:editing-duration>
    <meta:editing-cycles>11</meta:editing-cycles>
    <meta:generator>LibreOffice/4.2.7.2$Linux_x86 LibreOffice_project/420m0$Build-2</meta:generator>
    <meta:document-statistic meta:table-count="2" meta:image-count="0" meta:object-count="0" meta:page-count="4" meta:paragraph-count="90" meta:word-count="886" meta:character-count="5425" meta:non-whitespace-character-count="4327"/>
  </office:meta>
</office:document-meta>
</file>